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4.611cm"/>
    </style:style>
    <style:style style:name="co3" style:family="table-column">
      <style:table-column-properties fo:break-before="auto" style:column-width="6.108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4.856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12.03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BO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Esquema</text:p>
          </table:table-cell>
          <table:table-cell table:style-name="ce1" office:value-type="string" calcext:value-type="string">
            <text:p>Nombre tabla</text:p>
          </table:table-cell>
          <table:table-cell table:style-name="ce1" office:value-type="string" calcext:value-type="string">
            <text:p>Nombre columna</text:p>
          </table:table-cell>
          <table:table-cell table:style-name="ce1" office:value-type="string" calcext:value-type="string">
            <text:p>Columna nulo</text:p>
          </table:table-cell>
          <table:table-cell table:style-name="ce1" office:value-type="string" calcext:value-type="string">
            <text:p>Tipo de dato</text:p>
          </table:table-cell>
          <table:table-cell table:style-name="ce1" office:value-type="string" calcext:value-type="string">
            <text:p>Longitud </text:p>
          </table:table-cell>
          <table:table-cell table:style-name="ce1" office:value-type="string" calcext:value-type="string">
            <text:p>Descripción 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fecha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usuario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fecha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usuario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Llave primaria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mbre del are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R-DEFINED</text:p>
          </table:table-cell>
          <table:table-cell/>
          <table:table-cell office:value-type="string" calcext:value-type="string">
            <text:p>Estado del area: ACTIVO ó INACTIV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Logo del área que se visualiza en la interface del estudiante al momento de seleccionar su exam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calendario</text:p>
          </table:table-cell>
          <table:table-cell office:value-type="string" calcext:value-type="string">
            <text:p>fecha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calendario</text:p>
          </table:table-cell>
          <table:table-cell office:value-type="string" calcext:value-type="string">
            <text:p>usuario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calendario</text:p>
          </table:table-cell>
          <table:table-cell office:value-type="string" calcext:value-type="string">
            <text:p>fecha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calendario</text:p>
          </table:table-cell>
          <table:table-cell office:value-type="string" calcext:value-type="string">
            <text:p>usuario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calendario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Llave primaria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calendario</text:p>
          </table:table-cell>
          <table:table-cell office:value-type="string" calcext:value-type="string">
            <text:p>tipo_prueb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R-DEFINED</text:p>
          </table:table-cell>
          <table:table-cell/>
          <table:table-cell office:value-type="string" calcext:value-type="string">
            <text:p>Tipo de prueba: ONLINE, OFFLI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calendario</text:p>
          </table:table-cell>
          <table:table-cell office:value-type="string" calcext:value-type="string">
            <text:p>tipo_planific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R-DEFINED</text:p>
          </table:table-cell>
          <table:table-cell/>
          <table:table-cell office:value-type="string" calcext:value-type="string">
            <text:p>Tipo de planificación: CRONOGRAMA ó REZAGAD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calendario</text:p>
          </table:table-cell>
          <table:table-cell office:value-type="string" calcext:value-type="string">
            <text:p>fecha_hora_inici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y hora de inicio del calendario para el exam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calendario</text:p>
          </table:table-cell>
          <table:table-cell office:value-type="string" calcext:value-type="string">
            <text:p>fecha_hora_f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y hora de fin del calendario para el exam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calendario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R-DEFINED</text:p>
          </table:table-cell>
          <table:table-cell/>
          <table:table-cell office:value-type="string" calcext:value-type="string">
            <text:p>Estado del calendario: ACTIVO, ELIMINADO ó CERRAD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calendario</text:p>
          </table:table-cell>
          <table:table-cell office:value-type="string" calcext:value-type="string">
            <text:p>id_etapa_area_grad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ID de etapa-area-grad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casbin_rul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ger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casbin_rule</text:p>
          </table:table-cell>
          <table:table-cell office:value-type="string" calcext:value-type="string">
            <text:p>p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Tipo de uso puede ser Política (p) o Grupo (g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casbin_rule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Columna que referencia al rol del usuario loguead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casbin_rule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Ruta que sera validad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casbin_rule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Verbo usado en la petición puede ser solo uno GET o varios separados por pipelines GET|POST|PAT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casbin_rule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Referencia donde se usara este permiso en el backend, frontend u otro necesari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casbin_rule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Valor extra que sirve para filtrar los permiso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casbin_rule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Valor extra que sirve para filtrar los permiso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Llave primaria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mbre del departamen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ódigo del departamen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distrito</text:p>
          </table:table-cell>
          <table:table-cell office:value-type="string" calcext:value-type="string">
            <text:p>fecha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distrito</text:p>
          </table:table-cell>
          <table:table-cell office:value-type="string" calcext:value-type="string">
            <text:p>usuario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distrito</text:p>
          </table:table-cell>
          <table:table-cell office:value-type="string" calcext:value-type="string">
            <text:p>fecha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distrito</text:p>
          </table:table-cell>
          <table:table-cell office:value-type="string" calcext:value-type="string">
            <text:p>usuario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distrito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Llave primaria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distrit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mbre del distri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distrito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g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ódigo del distri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distrito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R-DEFINED</text:p>
          </table:table-cell>
          <table:table-cell/>
          <table:table-cell office:value-type="string" calcext:value-type="string">
            <text:p>Estado del distrito: ACTIVO ó INACTIV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distrito</text:p>
          </table:table-cell>
          <table:table-cell office:value-type="string" calcext:value-type="string">
            <text:p>id_departament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ID de departamen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studiante</text:p>
          </table:table-cell>
          <table:table-cell office:value-type="string" calcext:value-type="string">
            <text:p>fecha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studiante</text:p>
          </table:table-cell>
          <table:table-cell office:value-type="string" calcext:value-type="string">
            <text:p>usuario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studiante</text:p>
          </table:table-cell>
          <table:table-cell office:value-type="string" calcext:value-type="string">
            <text:p>fecha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studiante</text:p>
          </table:table-cell>
          <table:table-cell office:value-type="string" calcext:value-type="string">
            <text:p>usuario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studian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Llave primaria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studiante</text:p>
          </table:table-cell>
          <table:table-cell office:value-type="string" calcext:value-type="string">
            <text:p>rud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úmero del RUDE asignado por el Ministerio de Educación a cada estudian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studiant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R-DEFINED</text:p>
          </table:table-cell>
          <table:table-cell/>
          <table:table-cell office:value-type="string" calcext:value-type="string">
            <text:p>Estado del estudiante: ACTIVO ó INACTIV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studiante</text:p>
          </table:table-cell>
          <table:table-cell office:value-type="string" calcext:value-type="string">
            <text:p>id_perso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ID de perso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studiante_examen</text:p>
          </table:table-cell>
          <table:table-cell office:value-type="string" calcext:value-type="string">
            <text:p>fecha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studiante_examen</text:p>
          </table:table-cell>
          <table:table-cell office:value-type="string" calcext:value-type="string">
            <text:p>usuario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studiante_examen</text:p>
          </table:table-cell>
          <table:table-cell office:value-type="string" calcext:value-type="string">
            <text:p>fecha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studiante_examen</text:p>
          </table:table-cell>
          <table:table-cell office:value-type="string" calcext:value-type="string">
            <text:p>usuario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studiante_exame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Llave primaria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studiante_examen</text:p>
          </table:table-cell>
          <table:table-cell office:value-type="string" calcext:value-type="string">
            <text:p>fecha_inici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stamp with time zone</text:p>
          </table:table-cell>
          <table:table-cell/>
          <table:table-cell office:value-type="string" calcext:value-type="string">
            <text:p>Fecha y hora de inicio habilitado para la prueb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studiante_examen</text:p>
          </table:table-cell>
          <table:table-cell office:value-type="string" calcext:value-type="string">
            <text:p>fecha_f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stamp with time zone</text:p>
          </table:table-cell>
          <table:table-cell/>
          <table:table-cell office:value-type="string" calcext:value-type="string">
            <text:p>Fecha y hora de finalización habilitada para la prueb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studiante_examen</text:p>
          </table:table-cell>
          <table:table-cell office:value-type="string" calcext:value-type="string">
            <text:p>fecha_conclu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stamp with time zone</text:p>
          </table:table-cell>
          <table:table-cell/>
          <table:table-cell office:value-type="string" calcext:value-type="string">
            <text:p>Fecha y hora de conclusión de la prueb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studiante_examen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R-DEFINED</text:p>
          </table:table-cell>
          <table:table-cell/>
          <table:table-cell office:value-type="string" calcext:value-type="string">
            <text:p>Estados para llevar el control de la prueba, puede ser: ACTIVO, EN_PROCESO, FINALIZADO, TIMEOUT, FINALIZADO_INVALIDO, TIMEOUT_INVALIDO, REPROGRAMADO, REPROGRAMADO_REZAGADO, INACTIVO, ANULAD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studiante_examen</text:p>
          </table:table-cell>
          <table:table-cell office:value-type="string" calcext:value-type="string">
            <text:p>fecha_cargado_offfli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stamp with time zone</text:p>
          </table:table-cell>
          <table:table-cell/>
          <table:table-cell office:value-type="string" calcext:value-type="string">
            <text:p>Fecha y hora de carga de la prueba offli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studiante_examen</text:p>
          </table:table-cell>
          <table:table-cell office:value-type="string" calcext:value-type="string">
            <text:p>estado_cargado_offl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R-DEFINED</text:p>
          </table:table-cell>
          <table:table-cell/>
          <table:table-cell office:value-type="string" calcext:value-type="string">
            <text:p>Estado de carga de la prueba offline: PENDIENTE (pendiente de carga), FINALIZADO (carga de la prueba offline finalizado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studiante_examen</text:p>
          </table:table-cell>
          <table:table-cell office:value-type="string" calcext:value-type="string">
            <text:p>hash_exam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studiante_examen</text:p>
          </table:table-cell>
          <table:table-cell office:value-type="string" calcext:value-type="string">
            <text:p>tipo_prueb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R-DEFINED</text:p>
          </table:table-cell>
          <table:table-cell/>
          <table:table-cell office:value-type="string" calcext:value-type="string">
            <text:p>Tipo de la prueba: ONLINE, OFFLI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studiante_examen</text:p>
          </table:table-cell>
          <table:table-cell office:value-type="string" calcext:value-type="string">
            <text:p>tipo_planific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R-DEFINED</text:p>
          </table:table-cell>
          <table:table-cell/>
          <table:table-cell office:value-type="string" calcext:value-type="string">
            <text:p>Tipo de planificación de la prueba: CRONOGRAMA, REZAGAD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studiante_examen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son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studiante_examen</text:p>
          </table:table-cell>
          <table:table-cell office:value-type="string" calcext:value-type="string">
            <text:p>puntaj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ntaje total de la prueb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studiante_exame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sonb</text:p>
          </table:table-cell>
          <table:table-cell/>
          <table:table-cell office:value-type="string" calcext:value-type="string">
            <text:p>Datos para la constancia de la prueba (repor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studiante_examen</text:p>
          </table:table-cell>
          <table:table-cell office:value-type="string" calcext:value-type="string">
            <text:p>observ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ex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studiante_examen</text:p>
          </table:table-cell>
          <table:table-cell office:value-type="string" calcext:value-type="string">
            <text:p>id_inscrip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ID de inscripció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studiante_examen_detalle</text:p>
          </table:table-cell>
          <table:table-cell office:value-type="string" calcext:value-type="string">
            <text:p>fecha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studiante_examen_detalle</text:p>
          </table:table-cell>
          <table:table-cell office:value-type="string" calcext:value-type="string">
            <text:p>usuario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studiante_examen_detalle</text:p>
          </table:table-cell>
          <table:table-cell office:value-type="string" calcext:value-type="string">
            <text:p>fecha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studiante_examen_detalle</text:p>
          </table:table-cell>
          <table:table-cell office:value-type="string" calcext:value-type="string">
            <text:p>usuario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studiante_examen_detall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Llave primaria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studiante_examen_detalle</text:p>
          </table:table-cell>
          <table:table-cell office:value-type="string" calcext:value-type="string">
            <text:p>respuesta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sonb</text:p>
          </table:table-cell>
          <table:table-cell/>
          <table:table-cell office:value-type="string" calcext:value-type="string">
            <text:p>Respuesta(s) de la pregun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studiante_examen_detalle</text:p>
          </table:table-cell>
          <table:table-cell office:value-type="string" calcext:value-type="string">
            <text:p>puntaj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ntaje correspondiente a la pregun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studiante_examen_detall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R-DEFINED</text:p>
          </table:table-cell>
          <table:table-cell/>
          <table:table-cell office:value-type="string" calcext:value-type="string">
            <text:p>Estado de la pregunta en la prueba: ACTIVO, FINALIZADO, ANULAD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studiante_examen_detalle</text:p>
          </table:table-cell>
          <table:table-cell office:value-type="string" calcext:value-type="string">
            <text:p>id_estudiante_exam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<text:s/>ID de estudiante_exam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studiante_examen_detalle</text:p>
          </table:table-cell>
          <table:table-cell office:value-type="string" calcext:value-type="string">
            <text:p>id_pregunt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ID de pregun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fecha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usuario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fecha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usuario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Llave primaria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mbre de la etap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R-DEFINED</text:p>
          </table:table-cell>
          <table:table-cell/>
          <table:table-cell office:value-type="string" calcext:value-type="string">
            <text:p>Tipo de la etapa, puede ser: DISTRITAL, DEPARTAMENTAL ó NACION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jerarqui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g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úmero de la jerarquía de la olimpiada según su tipo, va del 1 al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comite_desemp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Si la etapa va a contemplar las operaciones de desempate, en caso de estudiantes que obtengan la misma no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fecha_inici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Fecha de inicio de la etap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fecha_f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Fecha fin de la etap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fecha_inicio_impugn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Fecha de inicio de impugnación de la etapa (No esta siendo utilizada, los calendarios indicando las fecha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fecha_fin_impugn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Fecha fin de impugnación de la etapa (No esta siendo utilizada, los calendarios indicando las fecha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R-DEFINED</text:p>
          </table:table-cell>
          <table:table-cell/>
          <table:table-cell office:value-type="string" calcext:value-type="string">
            <text:p>Estado de una etapa, es el principal control que se tiene para controlar el flujo de una etapa, puede ser: ACTIVO: Inicio, CONFIGURACION_GRADOS: Configurar Etapa-Área-Grado, CONFIGURACION_COMPETENCIA: Inscribir estudiantes, gestión de preguntas y configuración de calendarios, SORTEO_PREGUNTAS: Sorteo de preguntas (pruebas online y offline), DESCARGA_EMPAQUETADOS: Descarga de empaquedatos para pruebas offline (según cronograma), EXAMEN_SEGUN_CRONOGRAMA: Desarrollo de la prueba online según cronograma y desarrollo de la prueba offline según cronograma, HABILITACION_REZAGADOS: Habilitación de rezagados para dar la prueba y habilitación de inscritos que dieron la prueba en caso de justificación, SORTEO_PREGUNTAS_REZAGADOS: Generación de pruebas para los que darán la prueba por segunda vez, DESARROLLO_PRUEBAS_REZAGADOS: Desarrollo de pruebas online (rezagados), CIERRE_PRUEBA_REZAGADOS: Cargado de pruebas offline (según cronograma), PUBLICACION_RESPUESTAS: Calificación de prueba y publicación de respuestas, IMPUGNACION_PREGUNTAS_RESPUESTAS: Impugnación de preguntas y respuestas, OBTENCION_MEDALLERO: Generación del medallero, DESEMPATE: Desempate, GENERAR_CLASIFICADOS: Generación de Clasificados y generación de actas (en caso de que exista comité de desempate), PUBLICACION_RESULTADOS: Inscripción de estudiantes a la siguiente etapa, CERRADO: Cerrad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estado_sorteo_pregunta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R-DEFINED</text:p>
          </table:table-cell>
          <table:table-cell/>
          <table:table-cell office:value-type="string" calcext:value-type="string">
            <text:p>Estado para el sorteo de preguntas de la etapa, puede ser: PENDIENTE, EN_PROCESO ó FINALIZAD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estado_sorteo_preguntas_rezag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R-DEFINED</text:p>
          </table:table-cell>
          <table:table-cell/>
          <table:table-cell office:value-type="string" calcext:value-type="string">
            <text:p>Estado para el sorteo de preguntas rezagadas de la etapa, puede ser: PENDIENTE, EN_PROCESO ó FINALIZAD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estado_posicionamient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SER-DEFINED</text:p>
          </table:table-cell>
          <table:table-cell/>
          <table:table-cell office:value-type="string" calcext:value-type="string">
            <text:p>Estado de control de calificación, obtención de medallero y clasificación, puede ser: CALIFICACION, CALIFICACION_PROCESO, CALIFICACION_ERROR, OBTENCION_MEDALLERO, OBTENCION_MEDALLERO_PROCESO, OBTENCION_MEDALLERO_ERROR, GENERAR_CLASIFICADOS, CLASIFICACION_PROCESO, CLASIFICACI0N_ERR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id_olimpiad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ID de olimpiad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_area_grado</text:p>
          </table:table-cell>
          <table:table-cell office:value-type="string" calcext:value-type="string">
            <text:p>fecha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_area_grado</text:p>
          </table:table-cell>
          <table:table-cell office:value-type="string" calcext:value-type="string">
            <text:p>usuario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_area_grado</text:p>
          </table:table-cell>
          <table:table-cell office:value-type="string" calcext:value-type="string">
            <text:p>fecha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_area_grado</text:p>
          </table:table-cell>
          <table:table-cell office:value-type="string" calcext:value-type="string">
            <text:p>usuario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_area_grado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Llave primaria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_area_grado</text:p>
          </table:table-cell>
          <table:table-cell office:value-type="string" calcext:value-type="string">
            <text:p>total_pregunta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g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úmero total de pregunta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_area_grado</text:p>
          </table:table-cell>
          <table:table-cell office:value-type="string" calcext:value-type="string">
            <text:p>preguntas_curricul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g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reguntas de tipo currícula que se solicitaran en la prueb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_area_grado</text:p>
          </table:table-cell>
          <table:table-cell office:value-type="string" calcext:value-type="string">
            <text:p>preguntas_olimpiad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g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reguntas de tipo olimpiada que se solicitaran en la prueb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_area_grado</text:p>
          </table:table-cell>
          <table:table-cell office:value-type="string" calcext:value-type="string">
            <text:p>puntos_pregunta_curricul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ntaje asignada por pregunta de tipo currícul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_area_grado</text:p>
          </table:table-cell>
          <table:table-cell office:value-type="string" calcext:value-type="string">
            <text:p>puntos_pregunta_olimpiad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ntaje asignada por pregunta de tipo olimpiad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_area_grado</text:p>
          </table:table-cell>
          <table:table-cell office:value-type="string" calcext:value-type="string">
            <text:p>duracion_minut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g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uración en minutos de la prueb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_area_grado</text:p>
          </table:table-cell>
          <table:table-cell office:value-type="string" calcext:value-type="string">
            <text:p>preguntas_curricula_baj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g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pan text:style-name="T1">Preguntas de tipo currícula</text:span> y dificultad baja que se solicitaran en la prueb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_area_grado</text:p>
          </table:table-cell>
          <table:table-cell office:value-type="string" calcext:value-type="string">
            <text:p>puntaje_curricula_baj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1">Puntaje de pregunta de tipo currícula</text:span> y dificultad baja que se solicitaran en la prueb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_area_grado</text:p>
          </table:table-cell>
          <table:table-cell office:value-type="string" calcext:value-type="string">
            <text:p>preguntas_curricula_medi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g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pan text:style-name="T1">Preguntas de tipo currícula</text:span> y dificultad media que se solicitaran en la prueb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_area_grado</text:p>
          </table:table-cell>
          <table:table-cell office:value-type="string" calcext:value-type="string">
            <text:p>puntaje_curricula_medi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1">Puntaje de pregunta de tipo currícula</text:span> y dificultad media que se solicitaran en la prueb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_area_grado</text:p>
          </table:table-cell>
          <table:table-cell office:value-type="string" calcext:value-type="string">
            <text:p>preguntas_curricula_al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g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pan text:style-name="T1">Preguntas de tipo currícula</text:span> y dificultad alta que se solicitaran en la prueb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_area_grado</text:p>
          </table:table-cell>
          <table:table-cell office:value-type="string" calcext:value-type="string">
            <text:p>puntaje_curricula_al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1">Puntaje de pregunta de tipo currícula</text:span> y dificultad alta que se solicitaran en la prueb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_area_grado</text:p>
          </table:table-cell>
          <table:table-cell office:value-type="string" calcext:value-type="string">
            <text:p>preguntas_olimpiada_baj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g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reguntas de tipo olimpiada y dificultad baja que se solicitaran en la prueb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_area_grado</text:p>
          </table:table-cell>
          <table:table-cell office:value-type="string" calcext:value-type="string">
            <text:p>puntaje_olimpiada_baj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ntaje de pregunta de tipo olimpiada y dificultad baja que se solicitaran en la prueb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_area_grado</text:p>
          </table:table-cell>
          <table:table-cell office:value-type="string" calcext:value-type="string">
            <text:p>preguntas_olimpiada_medi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g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reguntas de tipo olimpiada y dificultad media que se solicitaran en la prueb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_area_grado</text:p>
          </table:table-cell>
          <table:table-cell office:value-type="string" calcext:value-type="string">
            <text:p>puntaje_olimpiada_medi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ntaje de pregunta de tipo olimpiada y dificultad media que se solicitaran en la prueb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_area_grado</text:p>
          </table:table-cell>
          <table:table-cell office:value-type="string" calcext:value-type="string">
            <text:p>preguntas_olimpiada_al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g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regunta de tipo olimpiada y dificultad alta que se solicitaran en la prueb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_area_grado</text:p>
          </table:table-cell>
          <table:table-cell office:value-type="string" calcext:value-type="string">
            <text:p>puntaje_olimpiada_al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ntaje de pregunta de tipo olimpiada y dificultad alta que se solicitaran en la prueb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_area_grado</text:p>
          </table:table-cell>
          <table:table-cell office:value-type="string" calcext:value-type="string">
            <text:p>nro_posiciones_tot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g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úmero de posiciones que se consideraran para el medalle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_area_grado</text:p>
          </table:table-cell>
          <table:table-cell office:value-type="string" calcext:value-type="string">
            <text:p>nro_posiciones_rur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g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úmero de posiciones que se consideraran para los estudiantes del área rur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_area_grado</text:p>
          </table:table-cell>
          <table:table-cell office:value-type="string" calcext:value-type="string">
            <text:p>puntaje_minimo_medaller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ntaje mínimo que se precisa para ingresar al medalle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_area_grado</text:p>
          </table:table-cell>
          <table:table-cell office:value-type="string" calcext:value-type="string">
            <text:p>criterio_calific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ol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_area_grado</text:p>
          </table:table-cell>
          <table:table-cell office:value-type="string" calcext:value-type="string">
            <text:p>puntaje_minimo_clasific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ntaje mínimo que se precisa para clasificar a la siguiente etap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_area_grado</text:p>
          </table:table-cell>
          <table:table-cell office:value-type="string" calcext:value-type="string">
            <text:p>criterio_medalle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Indica si se considera criterio en la definición de medallero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_area_grado</text:p>
          </table:table-cell>
          <table:table-cell office:value-type="string" calcext:value-type="string">
            <text:p>cantidad_maxima_clasific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g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ntidad máxima de clasificados para la siguiente etap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_area_grado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R-DEFINED</text:p>
          </table:table-cell>
          <table:table-cell/>
          <table:table-cell office:value-type="string" calcext:value-type="string">
            <text:p>Estado de la etapa área grado: ACTIVO ó INACTIV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_area_grado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lor de preferencia en la etapa área grad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_area_grado</text:p>
          </table:table-cell>
          <table:table-cell office:value-type="string" calcext:value-type="string">
            <text:p>id_etap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ID de etap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_area_grado</text:p>
          </table:table-cell>
          <table:table-cell office:value-type="string" calcext:value-type="string">
            <text:p>id_grado_escol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ID de grado de escolarida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tapa_area_grado</text:p>
          </table:table-cell>
          <table:table-cell office:value-type="string" calcext:value-type="string">
            <text:p>id_are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ID de áre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xamen_offline</text:p>
          </table:table-cell>
          <table:table-cell office:value-type="string" calcext:value-type="string">
            <text:p>fecha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xamen_offline</text:p>
          </table:table-cell>
          <table:table-cell office:value-type="string" calcext:value-type="string">
            <text:p>usuario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xamen_offline</text:p>
          </table:table-cell>
          <table:table-cell office:value-type="string" calcext:value-type="string">
            <text:p>fecha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xamen_offline</text:p>
          </table:table-cell>
          <table:table-cell office:value-type="string" calcext:value-type="string">
            <text:p>usuario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xamen_offlin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Llave primaria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xamen_offline</text:p>
          </table:table-cell>
          <table:table-cell office:value-type="string" calcext:value-type="string">
            <text:p>dat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sonb</text:p>
          </table:table-cell>
          <table:table-cell/>
          <table:table-cell office:value-type="string" calcext:value-type="string">
            <text:p>Información extra de la aplicación de escritorio (de error o éxito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xamen_offline</text:p>
          </table:table-cell>
          <table:table-cell office:value-type="string" calcext:value-type="string">
            <text:p>ru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uta donde se guarda el archivo binari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xamen_offline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g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ntidad de veces que se descargó la aplicación por algún usuari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xamen_offlin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Estado del proceso de generación de la aplicación offli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xamen_offline</text:p>
          </table:table-cell>
          <table:table-cell office:value-type="string" calcext:value-type="string">
            <text:p>id_olimpiad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ID de olimpiad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xamen_offline</text:p>
          </table:table-cell>
          <table:table-cell office:value-type="string" calcext:value-type="string">
            <text:p>id_unidad_educativ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ID de unidad_educativ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examen_offline</text:p>
          </table:table-cell>
          <table:table-cell office:value-type="string" calcext:value-type="string">
            <text:p>id_etap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ID de etap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grado_escolaridad</text:p>
          </table:table-cell>
          <table:table-cell office:value-type="string" calcext:value-type="string">
            <text:p>fecha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grado_escolaridad</text:p>
          </table:table-cell>
          <table:table-cell office:value-type="string" calcext:value-type="string">
            <text:p>usuario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grado_escolaridad</text:p>
          </table:table-cell>
          <table:table-cell office:value-type="string" calcext:value-type="string">
            <text:p>fecha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grado_escolaridad</text:p>
          </table:table-cell>
          <table:table-cell office:value-type="string" calcext:value-type="string">
            <text:p>usuario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grado_escolarida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Llave primaria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grado_escolarida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mbre del grado escol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grado_escolaridad</text:p>
          </table:table-cell>
          <table:table-cell office:value-type="string" calcext:value-type="string">
            <text:p>ord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g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rden del grado escol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grado_escolaridad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R-DEFINED</text:p>
          </table:table-cell>
          <table:table-cell/>
          <table:table-cell office:value-type="string" calcext:value-type="string">
            <text:p>Estado del grado escolar: ACTIVO ó INACTIV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inscripcion</text:p>
          </table:table-cell>
          <table:table-cell office:value-type="string" calcext:value-type="string">
            <text:p>fecha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inscripcion</text:p>
          </table:table-cell>
          <table:table-cell office:value-type="string" calcext:value-type="string">
            <text:p>usuario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inscripcion</text:p>
          </table:table-cell>
          <table:table-cell office:value-type="string" calcext:value-type="string">
            <text:p>fecha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inscripcion</text:p>
          </table:table-cell>
          <table:table-cell office:value-type="string" calcext:value-type="string">
            <text:p>usuario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inscripci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Llave primaria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inscripcion</text:p>
          </table:table-cell>
          <table:table-cell office:value-type="string" calcext:value-type="string">
            <text:p>id_import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Código de importación manejado por el Ministerio de Educació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inscripcion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R-DEFINED</text:p>
          </table:table-cell>
          <table:table-cell/>
          <table:table-cell office:value-type="string" calcext:value-type="string">
            <text:p>Estado de la inscripción: ACTIVO ó INACTIV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inscripcion</text:p>
          </table:table-cell>
          <table:table-cell office:value-type="string" calcext:value-type="string">
            <text:p>importad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Bandera que indica si el inscrito fue registrado en lo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inscripcion</text:p>
          </table:table-cell>
          <table:table-cell office:value-type="string" calcext:value-type="string">
            <text:p>clasificad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Bandera que señala si el estudiante fue clasificado a la siguiente etap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inscripcion</text:p>
          </table:table-cell>
          <table:table-cell office:value-type="string" calcext:value-type="string">
            <text:p>fecha_clasific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stamp with time zone</text:p>
          </table:table-cell>
          <table:table-cell/>
          <table:table-cell office:value-type="string" calcext:value-type="string">
            <text:p>Fecha en la cual se realizo el proceso para la clasificación del inscri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inscripcion</text:p>
          </table:table-cell>
          <table:table-cell office:value-type="string" calcext:value-type="string">
            <text:p>reglas_clasific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sonb</text:p>
          </table:table-cell>
          <table:table-cell/>
          <table:table-cell office:value-type="string" calcext:value-type="string">
            <text:p>Reglas vigentes al momento de ejecutar la clasificación automática de las pruebas del estudian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inscripcion</text:p>
          </table:table-cell>
          <table:table-cell office:value-type="string" calcext:value-type="string">
            <text:p>rezagad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Bandera que señala que se habilito en lisa de rezagado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inscripcion</text:p>
          </table:table-cell>
          <table:table-cell office:value-type="string" calcext:value-type="string">
            <text:p>id_etapa_area_grad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ID de etapa_area_grad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inscripcion</text:p>
          </table:table-cell>
          <table:table-cell office:value-type="string" calcext:value-type="string">
            <text:p>id_estudian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ID de estudian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inscripcion</text:p>
          </table:table-cell>
          <table:table-cell office:value-type="string" calcext:value-type="string">
            <text:p>id_medallero_posicion_automatic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ID de medallero_posicion, posición obtenida de forma automática en el medalle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inscripcion</text:p>
          </table:table-cell>
          <table:table-cell office:value-type="string" calcext:value-type="string">
            <text:p>id_medallero_posicion_manu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ID de medallero_posicion, posición obtenida de forma manual en el medallero (caso de desemp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inscripcion</text:p>
          </table:table-cell>
          <table:table-cell office:value-type="string" calcext:value-type="string">
            <text:p>id_unidad_educati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ID de unidad_educativ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fecha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usuario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fecha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usuario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Llave primaria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Nombre de la localidad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R-DEFINED</text:p>
          </table:table-cell>
          <table:table-cell/>
          <table:table-cell office:value-type="string" calcext:value-type="string">
            <text:p>Estado de la localidad: ACTIVO ó INACTIV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medallero_posicion</text:p>
          </table:table-cell>
          <table:table-cell office:value-type="string" calcext:value-type="string">
            <text:p>fecha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medallero_posicion</text:p>
          </table:table-cell>
          <table:table-cell office:value-type="string" calcext:value-type="string">
            <text:p>usuario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medallero_posicion</text:p>
          </table:table-cell>
          <table:table-cell office:value-type="string" calcext:value-type="string">
            <text:p>fecha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medallero_posicion</text:p>
          </table:table-cell>
          <table:table-cell office:value-type="string" calcext:value-type="string">
            <text:p>usuario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medallero_posici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Llave primaria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medallero_posicion</text:p>
          </table:table-cell>
          <table:table-cell office:value-type="string" calcext:value-type="string">
            <text:p>orden_galard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g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osición del galardó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medallero_posicion</text:p>
          </table:table-cell>
          <table:table-cell office:value-type="string" calcext:value-type="string">
            <text:p>sub_grup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upo al que pertenece el galardó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medallero_posicion</text:p>
          </table:table-cell>
          <table:table-cell office:value-type="string" calcext:value-type="string">
            <text:p>denominativ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nominación del galardó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medallero_posicion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R-DEFINED</text:p>
          </table:table-cell>
          <table:table-cell/>
          <table:table-cell office:value-type="string" calcext:value-type="string">
            <text:p>Estado de medallero_posicion: ACTIVO ó INACTIV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medallero_posicion</text:p>
          </table:table-cell>
          <table:table-cell office:value-type="string" calcext:value-type="string">
            <text:p>id_etapa_area_grad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ID de etapa_area_grad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medallero_posicion_rural</text:p>
          </table:table-cell>
          <table:table-cell office:value-type="string" calcext:value-type="string">
            <text:p>fecha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medallero_posicion_rural</text:p>
          </table:table-cell>
          <table:table-cell office:value-type="string" calcext:value-type="string">
            <text:p>usuario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medallero_posicion_rural</text:p>
          </table:table-cell>
          <table:table-cell office:value-type="string" calcext:value-type="string">
            <text:p>fecha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medallero_posicion_rural</text:p>
          </table:table-cell>
          <table:table-cell office:value-type="string" calcext:value-type="string">
            <text:p>usuario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medallero_posicion_rura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Llave primaria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medallero_posicion_rural</text:p>
          </table:table-cell>
          <table:table-cell office:value-type="string" calcext:value-type="string">
            <text:p>ord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g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rden de los rangos a sustitui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medallero_posicion_rural</text:p>
          </table:table-cell>
          <table:table-cell office:value-type="string" calcext:value-type="string">
            <text:p>posicion_maxim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g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osición máxima del rang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medallero_posicion_rural</text:p>
          </table:table-cell>
          <table:table-cell office:value-type="string" calcext:value-type="string">
            <text:p>posicion_minim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g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osición mínima del rang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medallero_posicion_rural</text:p>
          </table:table-cell>
          <table:table-cell office:value-type="string" calcext:value-type="string">
            <text:p>nota_minim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g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ta mínima para sustituir en el rang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medallero_posicion_rural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R-DEFINED</text:p>
          </table:table-cell>
          <table:table-cell/>
          <table:table-cell office:value-type="string" calcext:value-type="string">
            <text:p>Estado del distrito: ACTIVO ó INACTIV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medallero_posicion_rural</text:p>
          </table:table-cell>
          <table:table-cell office:value-type="string" calcext:value-type="string">
            <text:p>id_etapa_area_grad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ID de etapa_area_grad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migration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ger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migrations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igint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migration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modulo</text:p>
          </table:table-cell>
          <table:table-cell office:value-type="string" calcext:value-type="string">
            <text:p>fecha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modulo</text:p>
          </table:table-cell>
          <table:table-cell office:value-type="string" calcext:value-type="string">
            <text:p>usuario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modulo</text:p>
          </table:table-cell>
          <table:table-cell office:value-type="string" calcext:value-type="string">
            <text:p>fecha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modulo</text:p>
          </table:table-cell>
          <table:table-cell office:value-type="string" calcext:value-type="string">
            <text:p>usuario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modulo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modulo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ítulo con el que se mostrará el módul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modulo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rl a la que podrá ingresar desde el fronte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modul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mbre del módul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modulo</text:p>
          </table:table-cell>
          <table:table-cell office:value-type="string" calcext:value-type="string">
            <text:p>propiedad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sonb</text:p>
          </table:table-cell>
          <table:table-cell/>
          <table:table-cell office:value-type="string" calcext:value-type="string">
            <text:p>Dato JSON donde se configura el icono, color con el que se mostrara el módulo en el fronte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modulo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R-DEFINED</text:p>
          </table:table-cell>
          <table:table-cell/>
          <table:table-cell office:value-type="string" calcext:value-type="string">
            <text:p>Estado del módulo este puede ser ACTIVO O INACTIVO para mostrar en el fronte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modulo</text:p>
          </table:table-cell>
          <table:table-cell office:value-type="string" calcext:value-type="string">
            <text:p>fid_modul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ui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olimpiada</text:p>
          </table:table-cell>
          <table:table-cell office:value-type="string" calcext:value-type="string">
            <text:p>fecha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olimpiada</text:p>
          </table:table-cell>
          <table:table-cell office:value-type="string" calcext:value-type="string">
            <text:p>usuario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olimpiada</text:p>
          </table:table-cell>
          <table:table-cell office:value-type="string" calcext:value-type="string">
            <text:p>fecha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olimpiada</text:p>
          </table:table-cell>
          <table:table-cell office:value-type="string" calcext:value-type="string">
            <text:p>usuario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olimpiad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Llave primaria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olimpiad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mbre de la olimpiad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olimpiada</text:p>
          </table:table-cell>
          <table:table-cell office:value-type="string" calcext:value-type="string">
            <text:p>sigl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gla única de la Olimpiad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olimpiada</text:p>
          </table:table-cell>
          <table:table-cell office:value-type="string" calcext:value-type="string">
            <text:p>ges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g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estión en la que se realiza Olimpiad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olimpiada</text:p>
          </table:table-cell>
          <table:table-cell office:value-type="string" calcext:value-type="string">
            <text:p>fecha_inici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Fecha de inicio de la Olimpiad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olimpiada</text:p>
          </table:table-cell>
          <table:table-cell office:value-type="string" calcext:value-type="string">
            <text:p>fecha_f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Fecha de finalización de la Olimpiad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olimpiad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R-DEFINED</text:p>
          </table:table-cell>
          <table:table-cell/>
          <table:table-cell office:value-type="string" calcext:value-type="string">
            <text:p>Estado de la olimpiada: ACTIVO ó INACTIV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olimpiada</text:p>
          </table:table-cell>
          <table:table-cell office:value-type="string" calcext:value-type="string">
            <text:p>leyend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eyenda que se visualiza en el pie de página de los reportes generado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olimpiada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Logo principal de la olimpiada, se visualiza en las interfaces y los report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parametro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Llave primaria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parametro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ódigo del paráme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parametr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mbre del paráme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parametro</text:p>
          </table:table-cell>
          <table:table-cell office:value-type="string" calcext:value-type="string">
            <text:p>grup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upo al que pertenece el paráme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parametr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scripción del paráme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parametro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R-DEFINED</text:p>
          </table:table-cell>
          <table:table-cell/>
          <table:table-cell office:value-type="string" calcext:value-type="string">
            <text:p>Estado del parámetro: ACTIVO ó INACTIV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persona</text:p>
          </table:table-cell>
          <table:table-cell office:value-type="string" calcext:value-type="string">
            <text:p>fecha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persona</text:p>
          </table:table-cell>
          <table:table-cell office:value-type="string" calcext:value-type="string">
            <text:p>usuario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persona</text:p>
          </table:table-cell>
          <table:table-cell office:value-type="string" calcext:value-type="string">
            <text:p>fecha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persona</text:p>
          </table:table-cell>
          <table:table-cell office:value-type="string" calcext:value-type="string">
            <text:p>usuario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person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Llave primaria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persona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(s) de la perso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persona</text:p>
          </table:table-cell>
          <table:table-cell office:value-type="string" calcext:value-type="string">
            <text:p>primer_apellid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mer apellido de la perso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persona</text:p>
          </table:table-cell>
          <table:table-cell office:value-type="string" calcext:value-type="string">
            <text:p>segundo_apellid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gundo apellido de la perso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persona</text:p>
          </table:table-cell>
          <table:table-cell office:value-type="string" calcext:value-type="string">
            <text:p>tipo_document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R-DEFINED</text:p>
          </table:table-cell>
          <table:table-cell/>
          <table:table-cell office:value-type="string" calcext:value-type="string">
            <text:p>Tipo de documento de identidad: CI, PASAPORTE, O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persona</text:p>
          </table:table-cell>
          <table:table-cell office:value-type="string" calcext:value-type="string">
            <text:p>tipo_documento_ot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tro tipo de documento de identificació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persona</text:p>
          </table:table-cell>
          <table:table-cell office:value-type="string" calcext:value-type="string">
            <text:p>nro_document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úmero del documento de identificación de la perso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persona</text:p>
          </table:table-cell>
          <table:table-cell office:value-type="string" calcext:value-type="string">
            <text:p>fecha_nacimient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Fecha de nacimiento de la perso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persona</text:p>
          </table:table-cell>
          <table:table-cell office:value-type="string" calcext:value-type="string">
            <text:p>telefo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léfo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persona</text:p>
          </table:table-cell>
          <table:table-cell office:value-type="string" calcext:value-type="string">
            <text:p>correo_electronic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rreo electrónic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persona</text:p>
          </table:table-cell>
          <table:table-cell office:value-type="string" calcext:value-type="string">
            <text:p>gene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SER-DEFINED</text:p>
          </table:table-cell>
          <table:table-cell/>
          <table:table-cell office:value-type="string" calcext:value-type="string">
            <text:p>Género de la persona puede ser: <text:s/>M (masculino), F (femenino), O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persona</text:p>
          </table:table-cell>
          <table:table-cell office:value-type="string" calcext:value-type="string">
            <text:p>observ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 office:value-type="float" office:value="255" calcext:value-type="float">
            <text:p>2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person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R-DEFIN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pregunta</text:p>
          </table:table-cell>
          <table:table-cell office:value-type="string" calcext:value-type="string">
            <text:p>fecha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pregunta</text:p>
          </table:table-cell>
          <table:table-cell office:value-type="string" calcext:value-type="string">
            <text:p>usuario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pregunta</text:p>
          </table:table-cell>
          <table:table-cell office:value-type="string" calcext:value-type="string">
            <text:p>fecha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pregunta</text:p>
          </table:table-cell>
          <table:table-cell office:value-type="string" calcext:value-type="string">
            <text:p>usuario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pregunt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Llave primaria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pregunta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ódigo de la pregun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pregunta</text:p>
          </table:table-cell>
          <table:table-cell office:value-type="string" calcext:value-type="string">
            <text:p>tipo_pregunt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R-DEFINED</text:p>
          </table:table-cell>
          <table:table-cell/>
          <table:table-cell office:value-type="string" calcext:value-type="string">
            <text:p>Tipo de pregunta, puede ser: OLIMPIADA ó CURRICUL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pregunta</text:p>
          </table:table-cell>
          <table:table-cell office:value-type="string" calcext:value-type="string">
            <text:p>nivel_dificult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R-DEFINED</text:p>
          </table:table-cell>
          <table:table-cell/>
          <table:table-cell office:value-type="string" calcext:value-type="string">
            <text:p>Nivel de dificultad de la pregunta, puede ser: COMPLEJA, INTERMEDIA, BASIC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pregunta</text:p>
          </table:table-cell>
          <table:table-cell office:value-type="string" calcext:value-type="string">
            <text:p>texto_pregun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exto de la pregun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pregunta</text:p>
          </table:table-cell>
          <table:table-cell office:value-type="string" calcext:value-type="string">
            <text:p>imagen_pregun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mbre del archivo imag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pregunta</text:p>
          </table:table-cell>
          <table:table-cell office:value-type="string" calcext:value-type="string">
            <text:p>tipo_respuest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R-DEFINED</text:p>
          </table:table-cell>
          <table:table-cell/>
          <table:table-cell office:value-type="string" calcext:value-type="string">
            <text:p>Tipo de respuesta de la pregunta, puede ser: FALSO_VERDADERO, SELECCION_SIMPLE, SELECCION_MULTIP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pregunta</text:p>
          </table:table-cell>
          <table:table-cell office:value-type="string" calcext:value-type="string">
            <text:p>opcion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sonb</text:p>
          </table:table-cell>
          <table:table-cell/>
          <table:table-cell office:value-type="string" calcext:value-type="string">
            <text:p>Opciones de la pregunta en caso de selecció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pregunta</text:p>
          </table:table-cell>
          <table:table-cell office:value-type="string" calcext:value-type="string">
            <text:p>respuesta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  <table:table-cell office:value-type="string" calcext:value-type="string">
            <text:p>Respuestas de la pregun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pregunta</text:p>
          </table:table-cell>
          <table:table-cell office:value-type="string" calcext:value-type="string">
            <text:p>usuario_verific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Usuario que realizó la verificación de la pregun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pregunt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R-DEFINED</text:p>
          </table:table-cell>
          <table:table-cell/>
          <table:table-cell office:value-type="string" calcext:value-type="string">
            <text:p>Estados de la pregunta, puede ser: CREADO, ENVIADO, APROBADO, ELIMINADO, ANULADO, OBSERVAD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pregunta</text:p>
          </table:table-cell>
          <table:table-cell office:value-type="string" calcext:value-type="string">
            <text:p>observ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Observación de la pregunta en la verificació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pregunta</text:p>
          </table:table-cell>
          <table:table-cell office:value-type="string" calcext:value-type="string">
            <text:p>id_etapa_area_grad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ID de etapa_area_grad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refresh_token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refresh_tokens</text:p>
          </table:table-cell>
          <table:table-cell office:value-type="string" calcext:value-type="string">
            <text:p>grant_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Id del usuario loguead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refresh_tokens</text:p>
          </table:table-cell>
          <table:table-cell office:value-type="string" calcext:value-type="string">
            <text:p>ia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inicio de validéz del refresh tok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refresh_tokens</text:p>
          </table:table-cell>
          <table:table-cell office:value-type="string" calcext:value-type="string">
            <text:p>expires_a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expiración del token y del refresh tok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refresh_tokens</text:p>
          </table:table-cell>
          <table:table-cell office:value-type="string" calcext:value-type="string">
            <text:p>is_revok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Valor booleano para saber si ya feneció el tok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refresh_token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sonb</text:p>
          </table:table-cell>
          <table:table-cell/>
          <table:table-cell office:value-type="string" calcext:value-type="string">
            <text:p>Valor de tipo json que guarda información extra del tok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refresh_tokens</text:p>
          </table:table-cell>
          <table:table-cell office:value-type="string" calcext:value-type="string">
            <text:p>refresh_token_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Dato que referencia al token padre que tiene la fecha de expiración donde ya no se podrán regenerarse nuevos tok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fecha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usuario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fecha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usuario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Llave primaria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table:number-columns-repeated="2" office:value-type="string" calcext:value-type="string">
            <text:p>ro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dentificador único del rol, puede ser: SUPER_ADMIN, ADMINISTRADOR, ESTUDIANTE, COMITE_DOCENTE_CARGA, COMITE_DEPARTAMENTAL, COMITE_DOCENTE_VERIFICADOR, DIRECTOR, CONSULTA, TECNICO_SIE_DEPARTAMENTAL, TECNICO_SIE_DISTRI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l 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grup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R-DEFINED</text:p>
          </table:table-cell>
          <table:table-cell/>
          <table:table-cell office:value-type="string" calcext:value-type="string">
            <text:p>Grupo al que pertenece el rol, puede ser: USUARIO, ACTOR, ESTUDIAN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camp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Campos obligatorios en la creación del usuario para el grupo A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R-DEFINED</text:p>
          </table:table-cell>
          <table:table-cell/>
          <table:table-cell office:value-type="string" calcext:value-type="string">
            <text:p>Estado del rol: ACTIVO ó INACTIV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permisoCre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R-DEFINED</text:p>
          </table:table-cell>
          <table:table-cell/>
          <table:table-cell office:value-type="string" calcext:value-type="string">
            <text:p>Permiso para que el rol pueda ser creado desde la interfaz de usuarios, puede ser: HABILITADO ó INHABILITAD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seccion</text:p>
          </table:table-cell>
          <table:table-cell office:value-type="string" calcext:value-type="string">
            <text:p>fecha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seccion</text:p>
          </table:table-cell>
          <table:table-cell office:value-type="string" calcext:value-type="string">
            <text:p>usuario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seccion</text:p>
          </table:table-cell>
          <table:table-cell office:value-type="string" calcext:value-type="string">
            <text:p>fecha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seccion</text:p>
          </table:table-cell>
          <table:table-cell office:value-type="string" calcext:value-type="string">
            <text:p>usuario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secci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Llave primaria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secc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Nombre de la secció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seccion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R-DEFINED</text:p>
          </table:table-cell>
          <table:table-cell/>
          <table:table-cell office:value-type="string" calcext:value-type="string">
            <text:p>Estado de la sección: ACTIVO ó INACTIV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expiresA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g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formación del tiempo de expiración de la sesió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Información extra de la sesió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student_sessi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student_session</text:p>
          </table:table-cell>
          <table:table-cell office:value-type="string" calcext:value-type="string">
            <text:p>grant_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Id de el usuari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student_session</text:p>
          </table:table-cell>
          <table:table-cell office:value-type="string" calcext:value-type="string">
            <text:p>ia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g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cha de inicio de sesió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student_session</text:p>
          </table:table-cell>
          <table:table-cell office:value-type="string" calcext:value-type="string">
            <text:p>expires_a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expiración de la sesió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student_sess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sonb</text:p>
          </table:table-cell>
          <table:table-cell/>
          <table:table-cell office:value-type="string" calcext:value-type="string">
            <text:p>Información extra de la sesión guardada en formato J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unidad_educativa</text:p>
          </table:table-cell>
          <table:table-cell office:value-type="string" calcext:value-type="string">
            <text:p>fecha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unidad_educativa</text:p>
          </table:table-cell>
          <table:table-cell office:value-type="string" calcext:value-type="string">
            <text:p>usuario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unidad_educativa</text:p>
          </table:table-cell>
          <table:table-cell office:value-type="string" calcext:value-type="string">
            <text:p>fecha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unidad_educativa</text:p>
          </table:table-cell>
          <table:table-cell office:value-type="string" calcext:value-type="string">
            <text:p>usuario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unidad_educativ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Llave primaria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unidad_educativa</text:p>
          </table:table-cell>
          <table:table-cell office:value-type="string" calcext:value-type="string">
            <text:p>codigo_si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g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ódigo SIE de la unidad educativa (Según lo maneja el Ministerio de Educación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unidad_educativ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la unidad educativ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unidad_educativa</text:p>
          </table:table-cell>
          <table:table-cell office:value-type="string" calcext:value-type="string">
            <text:p>tipo_unidad_educati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R-DEFINED</text:p>
          </table:table-cell>
          <table:table-cell/>
          <table:table-cell office:value-type="string" calcext:value-type="string">
            <text:p>Tipo de la unidad educativa, puede ser: FISCAL, CONVENIO ó PRIVAD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unidad_educativa</text:p>
          </table:table-cell>
          <table:table-cell office:value-type="string" calcext:value-type="string">
            <text:p>area_geografic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R-DEFINED</text:p>
          </table:table-cell>
          <table:table-cell/>
          <table:table-cell office:value-type="string" calcext:value-type="string">
            <text:p>Área geográfica de la unidad educativa, puede ser: RURAL ó URBA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unidad_educativa</text:p>
          </table:table-cell>
          <table:table-cell office:value-type="string" calcext:value-type="string">
            <text:p>sec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ección de la unidad educativ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unidad_educativ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calidad de la unidad educativ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unidad_educativ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R-DEFINED</text:p>
          </table:table-cell>
          <table:table-cell/>
          <table:table-cell office:value-type="string" calcext:value-type="string">
            <text:p>Estado de la unidad educativa: ACTIVO ó INACTIV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unidad_educativa</text:p>
          </table:table-cell>
          <table:table-cell office:value-type="string" calcext:value-type="string">
            <text:p>id_distrit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Llave primaria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unidad_educativa</text:p>
          </table:table-cell>
          <table:table-cell office:value-type="string" calcext:value-type="string">
            <text:p>estudiante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Llave primaria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fecha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usuario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fecha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usuario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Llave primaria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table:number-columns-repeated="2" office:value-type="string" calcext:value-type="string">
            <text:p>usuari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uari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contrase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aseña del usuari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correo_electronic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Correo electrónico de la perso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R-DEFINED</text:p>
          </table:table-cell>
          <table:table-cell/>
          <table:table-cell office:value-type="string" calcext:value-type="string">
            <text:p>Estados del usuario, puede ser: CREADO, ASIGNADO (cuando se le asigna una contraseña aleatoria), ACTIVO, INACTIV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intent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g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úmero de intentos fallidos en la autenticació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codigo_desbloque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ódigo de desbloqueo cuando el usuario esta bloquead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fecha_bloque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stamp with time zone</text:p>
          </table:table-cell>
          <table:table-cell/>
          <table:table-cell office:value-type="string" calcext:value-type="string">
            <text:p>Fecha de bloqueo del usuari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id_perso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Llave primaria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usuario_rol</text:p>
          </table:table-cell>
          <table:table-cell office:value-type="string" calcext:value-type="string">
            <text:p>fecha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usuario_rol</text:p>
          </table:table-cell>
          <table:table-cell office:value-type="string" calcext:value-type="string">
            <text:p>usuario_crea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cre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usuario_rol</text:p>
          </table:table-cell>
          <table:table-cell office:value-type="string" calcext:value-type="string">
            <text:p>fecha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stamp without time zone</text:p>
          </table:table-cell>
          <table:table-cell/>
          <table:table-cell office:value-type="string" calcext:value-type="string">
            <text:p>Fecha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usuario_rol</text:p>
          </table:table-cell>
          <table:table-cell office:value-type="string" calcext:value-type="string">
            <text:p>usuario_actualizac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acter varying</text:p>
          </table:table-cell>
          <table:table-cell/>
          <table:table-cell office:value-type="string" calcext:value-type="string">
            <text:p>Usuario de actualización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usuario_ro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Llave primaria del 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usuario_rol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R-DEFINED</text:p>
          </table:table-cell>
          <table:table-cell/>
          <table:table-cell office:value-type="string" calcext:value-type="string">
            <text:p>Estado de usuario rol: ACTIVO ó INACTIV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usuario_rol</text:p>
          </table:table-cell>
          <table:table-cell office:value-type="string" calcext:value-type="string">
            <text:p>id_ro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ID de 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usuario_rol</text:p>
          </table:table-cell>
          <table:table-cell office:value-type="string" calcext:value-type="string">
            <text:p>id_usuari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ID de usuari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usuario_rol</text:p>
          </table:table-cell>
          <table:table-cell office:value-type="string" calcext:value-type="string">
            <text:p>id_olimpiad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ID de olimpiad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usuario_rol</text:p>
          </table:table-cell>
          <table:table-cell office:value-type="string" calcext:value-type="string">
            <text:p>id_departament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ID de departamen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usuario_rol</text:p>
          </table:table-cell>
          <table:table-cell office:value-type="string" calcext:value-type="string">
            <text:p>id_distrit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ID de distri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usuario_rol</text:p>
          </table:table-cell>
          <table:table-cell office:value-type="string" calcext:value-type="string">
            <text:p>id_unidad_educativ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ID de unidad educativ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usuario_rol</text:p>
          </table:table-cell>
          <table:table-cell office:value-type="string" calcext:value-type="string">
            <text:p>id_etap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ID de etap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usuario_rol</text:p>
          </table:table-cell>
          <table:table-cell office:value-type="string" calcext:value-type="string">
            <text:p>id_are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ID de área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BO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 style:data-style-name="N2" text:time-value="14:04:35.85845061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9-16T12:59:20.238059324</meta:creation-date>
    <dc:date>2021-09-16T14:05:43.493284224</dc:date>
    <meta:editing-duration>PT5M53S</meta:editing-duration>
    <meta:editing-cycles>3</meta:editing-cycles>
    <meta:generator>LibreOffice/7.2.0.4$Linux_X86_64 LibreOffice_project/9a9c6381e3f7a62afc1329bd359cc48accb6435b</meta:generator>
    <meta:document-statistic meta:table-count="1" meta:cell-count="2084" meta:object-count="0"/>
  </office:meta>
</office:document-meta>
</file>